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layout-cache" manifest:media-type="application/binary"/>
  <manifest:file-entry manifest:full-path="Object 17/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5/content.xml" manifest:media-type="text/xml"/>
  <manifest:file-entry manifest:full-path="Object 15/settings.xml" manifest:media-type="text/xml"/>
  <manifest:file-entry manifest:full-path="Object 15/manifest.rdf" manifest:media-type="application/rdf+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25/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spreadshee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2" manifest:media-type="application/vnd.oasis.opendocument.spreadsheet"/>
  <manifest:file-entry manifest:full-path="Object 19/content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" manifest:version="1.2" manifest:media-type="application/vnd.oasis.opendocument.spreadsheet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23/settings.xml" manifest:media-type="text/xml"/>
  <manifest:file-entry manifest:full-path="Object 23/manifest.rdf" manifest:media-type="application/rdf+xml"/>
  <manifest:file-entry manifest:full-path="Object 23/styles.xml" manifest:media-type="text/xml"/>
  <manifest:file-entry manifest:full-path="Object 23/content.xml" manifest:media-type="text/xml"/>
  <manifest:file-entry manifest:full-path="Object 23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3/manifest.rdf" manifest:media-type="application/rdf+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bfa3" officeooo:paragraph-rsid="0013bfa3"/>
    </style:style>
    <style:style style:name="P2" style:family="paragraph" style:parent-style-name="Text_20_body">
      <style:paragraph-properties fo:text-align="justify" style:justify-single-word="false"/>
      <style:text-properties officeooo:paragraph-rsid="001144c1"/>
    </style:style>
    <style:style style:name="P3" style:family="paragraph" style:parent-style-name="Text_20_body">
      <style:paragraph-properties fo:text-align="justify" style:justify-single-word="false"/>
      <style:text-properties officeooo:paragraph-rsid="0019ca22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5" style:family="paragraph" style:parent-style-name="Text_20_body">
      <style:text-properties officeooo:paragraph-rsid="001a2c0c"/>
    </style:style>
    <style:style style:name="P6" style:family="paragraph" style:parent-style-name="Text_20_body">
      <style:text-properties officeooo:paragraph-rsid="001b7644"/>
    </style:style>
    <style:style style:name="P7" style:family="paragraph" style:parent-style-name="Text_20_body">
      <style:text-properties officeooo:rsid="0019ca22" officeooo:paragraph-rsid="0019ca22"/>
    </style:style>
    <style:style style:name="P8" style:family="paragraph" style:parent-style-name="Text_20_body">
      <style:text-properties officeooo:rsid="0019ca22" officeooo:paragraph-rsid="00206896"/>
    </style:style>
    <style:style style:name="P9" style:family="paragraph" style:parent-style-name="Text_20_body">
      <style:paragraph-properties fo:text-align="justify" style:justify-single-word="false"/>
      <style:text-properties officeooo:rsid="0028b384" officeooo:paragraph-rsid="00309ba4"/>
    </style:style>
    <style:style style:name="P10" style:family="paragraph" style:parent-style-name="Text_20_body">
      <style:paragraph-properties fo:text-align="justify" style:justify-single-word="false"/>
      <style:text-properties officeooo:rsid="0028b384" officeooo:paragraph-rsid="003465ea"/>
    </style:style>
    <style:style style:name="P11" style:family="paragraph" style:parent-style-name="Text_20_body">
      <style:paragraph-properties fo:text-align="justify" style:justify-single-word="false"/>
      <style:text-properties officeooo:rsid="0028b384" officeooo:paragraph-rsid="0028b384"/>
    </style:style>
    <style:style style:name="P12" style:family="paragraph" style:parent-style-name="Text_20_body">
      <style:paragraph-properties fo:text-align="justify" style:justify-single-word="false"/>
      <style:text-properties officeooo:rsid="00397aa8" officeooo:paragraph-rsid="00397aa8"/>
    </style:style>
    <style:style style:name="P13" style:family="paragraph" style:parent-style-name="Title">
      <style:text-properties officeooo:rsid="000c13b6" officeooo:paragraph-rsid="000c13b6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ca22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9dbf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ca22" officeooo:paragraph-rsid="00229dbf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officeooo:paragraph-rsid="0019ca22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officeooo:paragraph-rsid="0019ca22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6526f"/>
    </style:style>
    <style:style style:name="P20" style:family="paragraph" style:parent-style-name="Standard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d35" officeooo:paragraph-rsid="0019ca22" style:text-blinking="false" fo:background-color="transparent"/>
    </style:style>
    <style:style style:name="P21" style:family="paragraph" style:parent-style-name="Text_20_body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text-align="justify" style:justify-single-word="false"/>
      <style:text-properties officeooo:rsid="00397aa8" officeooo:paragraph-rsid="00397aa8"/>
    </style:style>
    <style:style style:name="P23" style:family="paragraph" style:parent-style-name="Heading_20_2">
      <style:text-properties officeooo:rsid="001a2c0c" officeooo:paragraph-rsid="001a2c0c"/>
    </style:style>
    <style:style style:name="P24" style:family="paragraph" style:parent-style-name="Heading_20_2">
      <style:text-properties officeooo:rsid="001a2c0c" officeooo:paragraph-rsid="00206896"/>
    </style:style>
    <style:style style:name="P25" style:family="paragraph" style:parent-style-name="Heading_20_2">
      <style:text-properties officeooo:paragraph-rsid="001b7644"/>
    </style:style>
    <style:style style:name="P26" style:family="paragraph" style:parent-style-name="Heading_20_2">
      <style:paragraph-properties fo:break-before="page"/>
      <style:text-properties officeooo:paragraph-rsid="0019ca22"/>
    </style:style>
    <style:style style:name="P27" style:family="paragraph" style:parent-style-name="Heading_20_1">
      <style:text-properties officeooo:rsid="00397aa8" officeooo:paragraph-rsid="00397aa8"/>
    </style:style>
    <style:style style:name="P28" style:family="paragraph" style:parent-style-name="Heading_20_1">
      <style:text-properties officeooo:rsid="0019ca22" officeooo:paragraph-rsid="0019ca22"/>
    </style:style>
    <style:style style:name="P29" style:family="paragraph" style:parent-style-name="Heading_20_1" style:list-style-name="">
      <style:text-properties officeooo:rsid="0019ca22" officeooo:paragraph-rsid="0019ca22"/>
    </style:style>
    <style:style style:name="P30" style:family="paragraph" style:parent-style-name="Heading_20_1">
      <style:paragraph-properties fo:break-before="page"/>
      <style:text-properties officeooo:rsid="0019ca22" officeooo:paragraph-rsid="0019ca22"/>
    </style:style>
    <style:style style:name="P31" style:family="paragraph" style:parent-style-name="Heading_20_3">
      <style:text-properties officeooo:paragraph-rsid="001a2c0c"/>
    </style:style>
    <style:style style:name="P32" style:family="paragraph" style:parent-style-name="Heading_20_3">
      <style:text-properties officeooo:rsid="000d5c85" officeooo:paragraph-rsid="00393b3b"/>
    </style:style>
    <style:style style:name="P33" style:family="paragraph" style:parent-style-name="Heading_20_3" style:list-style-name="">
      <style:text-properties officeooo:rsid="0019ca22" officeooo:paragraph-rsid="001b7644"/>
    </style:style>
    <style:style style:name="P34" style:family="paragraph" style:parent-style-name="Heading_20_3">
      <style:text-properties officeooo:paragraph-rsid="001b7644"/>
    </style:style>
    <style:style style:name="P35" style:family="paragraph" style:parent-style-name="Heading_20_3">
      <style:text-properties officeooo:paragraph-rsid="001cb9aa"/>
    </style:style>
    <style:style style:name="P36" style:family="paragraph" style:parent-style-name="Heading_20_3">
      <style:text-properties officeooo:paragraph-rsid="00206896"/>
    </style:style>
    <style:style style:name="P37" style:family="paragraph" style:parent-style-name="Heading_20_3">
      <style:paragraph-properties fo:break-before="page"/>
      <style:text-properties officeooo:rsid="0019ca22" officeooo:paragraph-rsid="001b7644"/>
    </style:style>
    <style:style style:name="T1" style:family="text">
      <style:text-properties style:font-name="Arial" fo:font-size="11pt" officeooo:rsid="000c13b6" style:font-size-asian="11pt" style:font-size-complex="11pt"/>
    </style:style>
    <style:style style:name="T2" style:family="text">
      <style:text-properties style:font-name="Arial" fo:font-size="11pt" officeooo:rsid="001144c1" style:font-size-asian="11pt" style:font-size-complex="11pt"/>
    </style:style>
    <style:style style:name="T3" style:family="text">
      <style:text-properties style:font-name="Arial" fo:font-size="11pt" officeooo:rsid="00134113" style:font-size-asian="11pt" style:font-size-complex="11pt"/>
    </style:style>
    <style:style style:name="T4" style:family="text">
      <style:text-properties style:font-name="Arial" fo:font-size="11pt" officeooo:rsid="00189b50" style:font-size-asian="11pt" style:font-size-complex="11pt"/>
    </style:style>
    <style:style style:name="T5" style:family="text">
      <style:text-properties style:font-name="Arial" fo:font-size="11pt" officeooo:rsid="002473b4" style:font-size-asian="11pt" style:font-size-complex="11pt"/>
    </style:style>
    <style:style style:name="T6" style:family="text">
      <style:text-properties officeooo:rsid="0019ca22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dfc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54f9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a9f7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03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ba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6ab0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15e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39b4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b38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65e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0f5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174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26f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3b3b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cdb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cdb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3cdb" style:text-blinking="false" fo:background-color="transparent" loext:char-shading-value="0" style:font-weight-asian="bold" style:font-weight-complex="bold"/>
    </style:style>
    <style:style style:name="T28" style:family="text">
      <style:text-properties officeooo:rsid="001cb9aa"/>
    </style:style>
    <style:style style:name="T29" style:family="text">
      <style:text-properties officeooo:rsid="00206896"/>
    </style:style>
    <style:style style:name="T30" style:family="text">
      <style:text-properties officeooo:rsid="002473b4"/>
    </style:style>
    <style:style style:name="T31" style:family="text">
      <style:text-properties officeooo:rsid="00309ba4"/>
    </style:style>
    <style:style style:name="T32" style:family="text">
      <style:text-properties officeooo:rsid="0036526f"/>
    </style:style>
    <style:style style:name="T33" style:family="text">
      <style:text-properties officeooo:rsid="00397aa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D<text:span text:style-name="T33">2</text:span> - OpenMP <text:span text:style-name="T33">Cartographie et Réduction</text:span></text:p>
      <text:p text:style-name="P20"><text:tab/><text:span text:style-name="T32">Ce TD a consisté en l’optimisation de programmes de calcul sur des vecteurs et matrices à l’aide d’OpenMP. L</text:span>es résultats des temps d'exécution de <text:span text:style-name="T32">ces</text:span> programmes <text:span text:style-name="T32">et l’évaluation de performance résultante est résumée ci-dessous</text:span>.</text:p>
      <text:p text:style-name="P14"><text:tab/>Les valeurs données sont les moyennes des temps sur 10 essais.</text:p>
      <text:p text:style-name="P15"><text:tab/><text:span text:style-name="T6">L’ordinateur utilisé pour l’évaluation de performances est un des nœuds « dahu » du site de Grenoble de Grid’5000 :</text:span></text:p>
      <text:p text:style-name="P16">CPU : 2x Intel Xeon Gold 6130 à 16 cœurs/CPU, 192 Gio de RAM, Stockage : 240 Go SSD + 480 Go SSD + 4.0 To HDD, Réseau : 10 Gbps + 100 Gbps Omni-Path.</text:p>
      <text:p text:style-name="P17"><text:tab/>Dans les données de passage à l'échelle fort, la valeur avec 0 cœur correspond en réalité à une compilation sans l'option « -fopenmp », donc non parallélisée et s'exécutant sur un seul cœur.</text:p>
      <text:p text:style-name="P18"/>
      <text:p text:style-name="P19"><text:span text:style-name="T8"><text:tab/></text:span><text:span text:style-name="T9">La totalité d</text:span><text:span text:style-name="T18">e la réalisation du TD</text:span><text:span text:style-name="T9"> peut être retrouvée sur le </text:span><text:span text:style-name="T22">dépôt </text:span><text:span text:style-name="T9">GitHub public : </text:span><text:a xlink:type="simple" xlink:href="https://github.com/Pyhro36/TD-1-OpenMP" text:style-name="Internet_20_link" text:visited-style-name="Visited_20_Internet_20_Link">https://github.com/Pyhro36/TD-1-OpenMP</text:a><text:span text:style-name="T9">. </text:span><text:span text:style-name="T11">La branche « master » a été la branche de travail. </text:span><text:span text:style-name="T18">Les branches « question21, question22, question23 ... » sont les branches de rendu décrites ci-dessous. </text:span><text:span text:style-name="T8">Les fichiers et méthodes ayant servis à l’évaluation des performances sont décrits dans le fichier « README.md » </text:span><text:span text:style-name="T21">dans les branches correspondantes</text:span><text:span text:style-name="T8">.</text:span></text:p>
      <text:h text:style-name="P27" text:outline-level="1">2.1 Parallel for</text:h>
      <text:p text:style-name="P11"><text:tab/><text:span text:style-name="T7"><text:tab/>Le code chaque question de cette partie est contenu sur une branche correspondante dans le </text:span><text:span text:style-name="T22">dépôt </text:span><text:span text:style-name="T7">GitHub : « question2X » pour la </text:span><text:span text:style-name="T26">question 2.X</text:span><text:span text:style-name="T7"> (</text:span><text:span text:style-name="T26">question 2.1 </text:span><text:span text:style-name="T7">: question21,... </text:span><text:span text:style-name="T26">question 2.4</text:span><text:span text:style-name="T7"> : question24,... </text:span><text:span text:style-name="T26">question 2.</text:span><text:span text:style-name="T27">7</text:span><text:span text:style-name="T7"> : question</text:span><text:span text:style-name="T25">27</text:span><text:span text:style-name="T7">).</text:span><text:span text:style-name="T12"> </text:span><text:span text:style-name="T7">Les fichiers </text:span><text:span text:style-name="T10">et méthodes</text:span><text:span text:style-name="T7"> concernés</text:span><text:span text:style-name="T25"> par la réponse à la question</text:span><text:span text:style-name="T7"> sont décrits dans le fichier « README.md ». </text:span><text:span text:style-name="T10">Il suffit donc de faire un checkout de chaque branche pour accéder au code, dans le fichier « main.cpp ». </text:span></text:p>
      <text:p text:style-name="P12"><text:span text:style-name="T10"><text:tab/></text:span><text:span text:style-name="T7">Pour la </text:span><text:span text:style-name="T26">question 2.4</text:span><text:span text:style-name="T23">, le code utilisé avec OpenMP dans la méthode « parallelLetterCount(char** mat, int height, int width, int* result) » pour faire le calcul sur le problème complet a été choisi car il est fonctionnellement correct d’après la norme OpenMP et permet expérimentalement de résoudre de manière la plus optimisée le problème. Idem pour la </text:span><text:span text:style-name="T26">question 2.6</text:span><text:span text:style-name="T23">.</text:span></text:p>
      <text:p text:style-name="P12"><text:span text:style-name="T23"><text:tab/></text:span><text:span text:style-name="T24">Pour les questions </text:span><text:span text:style-name="T27">question 2.7</text:span><text:span text:style-name="T24">, on nomme « hauteur » (« height ») le nombre de lignes et « largeur » (« width ») le nombre de colonnes de la matrice générée aléatoirement et dont on veut compter les occurrences de lettres. On nomme « sous-hauteur » (« underHeight ») le nombre de lignes et « sous-largeur » (« underWidth ») le nombre de colonnes des sous-matrices issues du découpage du problème en sous-problèmes</text:span></text:p>
      <text:h text:style-name="P26" text:outline-level="2">Addition de deux vecteurs</text:h>
      <text:h text:style-name="P31" text:outline-level="3"><draw:frame draw:style-name="fr1" draw:name="Objet1" text:anchor-type="paragraph" svg:x="0.741cm" svg:y="1.138cm" svg:width="15.625cm" svg:height="0.905cm" draw:z-index="0"><draw:object xlink:href="./Object 1" xlink:type="simple" xlink:show="embed" xlink:actuate="onLoad"/><draw:image xlink:href="./ObjectReplacements/Object 1" xlink:type="simple" xlink:show="embed" xlink:actuate="onLoad"/></draw:frame>Passage à l'échelle fort : 100 000 000 termes</text:h>
      <text:h text:style-name="P32" text:outline-level="3"><draw:frame draw:style-name="fr1" draw:name="Objet2" text:anchor-type="paragraph" svg:x="0.422cm" svg:y="1.011cm" svg:width="16cm" svg:height="8.999cm" draw:z-index="18"><draw:object xlink:href="./Object 2" xlink:type="simple" xlink:show="embed" xlink:actuate="onLoad"/><draw:image xlink:href="./ObjectReplacements/Object 2" xlink:type="simple" xlink:show="embed" xlink:actuate="onLoad"/></draw:frame>Passage à l'échelle faible</text:h>
      <text:p text:style-name="P21"><draw:frame draw:style-name="fr1" draw:name="Objet3" text:anchor-type="paragraph" svg:x="1.817cm" svg:y="-0.138cm" svg:width="13.367cm" svg:height="1.356cm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0.554cm" svg:y="1.344cm" svg:width="16cm" svg:height="8.999cm" draw:z-index="19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<text:soft-page-break/>Somme des termes d'un vecteur</text:h>
      <text:h text:style-name="Heading_20_3" text:outline-level="3">Passage à l'échelle fort : 100 000 000 termes</text:h>
      <text:p text:style-name="Text_20_body"><draw:frame draw:style-name="fr2" draw:name="Objet13" text:anchor-type="paragraph" svg:width="15.625cm" svg:height="0.905cm" draw:z-index="5"><draw:object xlink:href="./Object 13" xlink:type="simple" xlink:show="embed" xlink:actuate="onLoad"/><draw:image xlink:href="./ObjectReplacements/Object 13" xlink:type="simple" xlink:show="embed" xlink:actuate="onLoad"/></draw:frame></text:p>
      <text:h text:style-name="Heading_20_3" text:outline-level="3"><draw:frame draw:style-name="fr1" draw:name="Objet5" text:anchor-type="paragraph" svg:x="0.66cm" svg:y="0.072cm" svg:width="16cm" svg:height="8.999cm" draw:z-index="20"><draw:object xlink:href="./Object 5" xlink:type="simple" xlink:show="embed" xlink:actuate="onLoad"/><draw:image xlink:href="./ObjectReplacements/Object 5" xlink:type="simple" xlink:show="embed" xlink:actuate="onLoad"/></draw:frame></text:h>
      <text:h text:style-name="Heading_20_3" text:outline-level="3">Passage à l'échelle faible</text:h>
      <text:p text:style-name="Text_20_body"><draw:frame draw:style-name="fr2" draw:name="Objet7" text:anchor-type="paragraph" svg:width="13.367cm" svg:height="1.356cm" draw:z-index="2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6" text:anchor-type="paragraph" svg:x="0.369cm" svg:y="1.42cm" svg:width="16cm" svg:height="8.999cm" draw:z-index="21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2" text:outline-level="2"><text:soft-page-break/>Produit d'un vecteur par un scalaire</text:h>
      <text:h text:style-name="Heading_20_3" text:outline-level="3">Passage à l'échelle fort : 100 000 000 termes</text:h>
      <text:h text:style-name="Heading_20_3" text:outline-level="3"><draw:frame draw:style-name="fr1" draw:name="Objet8" text:anchor-type="paragraph" svg:x="0.501cm" svg:y="0.924cm" svg:width="16cm" svg:height="8.999cm" draw:z-index="22"><draw:object xlink:href="./Object 8" xlink:type="simple" xlink:show="embed" xlink:actuate="onLoad"/><draw:image xlink:href="./ObjectReplacements/Object 8" xlink:type="simple" xlink:show="embed" xlink:actuate="onLoad"/></draw:frame><draw:frame draw:style-name="fr3" draw:name="Objet9" text:anchor-type="paragraph" svg:width="15.625cm" svg:height="0.905cm" draw:z-index="3"><draw:object xlink:href="./Object 9" xlink:type="simple" xlink:show="embed" xlink:actuate="onLoad"/><draw:image xlink:href="./ObjectReplacements/Object 9" xlink:type="simple" xlink:show="embed" xlink:actuate="onLoad"/></draw:frame>Passage à l'échelle faible</text:h>
      <text:p text:style-name="Text_20_body"><draw:frame draw:style-name="fr2" draw:name="Objet12" text:anchor-type="paragraph" svg:width="13.367cm" svg:height="1.355cm" draw:z-index="4"><draw:object xlink:href="./Object 12" xlink:type="simple" xlink:show="embed" xlink:actuate="onLoad"/><draw:image xlink:href="./ObjectReplacements/Object 12" xlink:type="simple" xlink:show="embed" xlink:actuate="onLoad"/></draw:frame></text:p>
      <text:h text:style-name="P28" text:outline-level="1"><draw:frame draw:style-name="fr1" draw:name="Objet10" text:anchor-type="paragraph" svg:x="0.236cm" svg:y="0.686cm" svg:width="16cm" svg:height="8.999cm" draw:z-index="23"><draw:object xlink:href="./Object 10" xlink:type="simple" xlink:show="embed" xlink:actuate="onLoad"/><draw:image xlink:href="./ObjectReplacements/Object 10" xlink:type="simple" xlink:show="embed" xlink:actuate="onLoad"/></draw:frame></text:h>
      <text:h text:style-name="P29" text:outline-level="1"/>
      <text:h text:style-name="P30" text:outline-level="1"><text:span text:style-name="T31">2</text:span>.2 Matrice-Vecteur</text:h>
      <text:p text:style-name="P9"><text:span text:style-name="T13"><text:tab/>L</text:span><text:span text:style-name="T7">e code </text:span><text:span text:style-name="T13">de la</text:span><text:span text:style-name="T7"> question </text:span><text:span text:style-name="T13">2.11</text:span><text:span text:style-name="T7"> de cette partie est contenu sur </text:span><text:span text:style-name="T13">la</text:span><text:span text:style-name="T7"> branche « </text:span><text:span text:style-name="T13">question211 »</text:span><text:span text:style-name="T7"> dans le </text:span><text:span text:style-name="T22">dépôt </text:span><text:span text:style-name="T7">GitHub .</text:span><text:span text:style-name="T12"> </text:span><text:span text:style-name="T7">Les fichiers </text:span><text:span text:style-name="T10">et méthodes</text:span><text:span text:style-name="T7"> concernés sont décrits dans le fichier « README.md » </text:span><text:span text:style-name="T13">à la partie </text:span><text:span text:style-name="T14">« 2.2 Matrice-Vecteur »</text:span><text:span text:style-name="T7">. </text:span><text:span text:style-name="T10">Il suffit donc de faire un checkout de </text:span><text:span text:style-name="T16">cette</text:span><text:span text:style-name="T10"> branche pour accéder au code, dans le fichier « </text:span><text:span text:style-name="T15">matrice-vecteur/</text:span><text:span text:style-name="T10">main_</text:span><text:span text:style-name="T15">mat_</text:span><text:span text:style-name="T10">vect.cpp », les fonctions étant décrites dans « </text:span><text:span text:style-name="T15">matrice-vecteur/main_mat_vect</text:span><text:span text:style-name="T10">.h ». </text:span></text:p>
      <text:h text:style-name="P23" text:outline-level="2">Produit d’un vecteur-ligne par une matrice</text:h>
      <text:h text:style-name="P31" text:outline-level="3">Passage à l’échelle fort : matrices de 100 <text:span text:style-name="T29">sur </text:span>1 000 000</text:h>
      <text:p text:style-name="P5"><draw:frame draw:style-name="fr2" draw:name="Objet15" text:anchor-type="paragraph" svg:width="16.17cm" svg:height="0.905cm" draw:z-index="6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16" text:anchor-type="paragraph" svg:x="0.686cm" svg:y="1.379cm" svg:width="16cm" svg:height="8.999cm" draw:z-index="7"><draw:object xlink:href="./Object 16" xlink:type="simple" xlink:show="embed" xlink:actuate="onLoad"/><draw:image xlink:href="./ObjectReplacements/Object 16" xlink:type="simple" xlink:show="embed" xlink:actuate="onLoad"/></draw:frame></text:p>
      <text:h text:style-name="P33" text:outline-level="3"/>
      <text:h text:style-name="P37" text:outline-level="3">Passage à l‘échelle faible</text:h>
      <text:p text:style-name="P6"><draw:frame draw:style-name="fr2" draw:name="Objet17" text:anchor-type="paragraph" svg:width="13.912cm" svg:height="1.355cm" draw:z-index="8"><draw:object xlink:href="./Object 17" xlink:type="simple" xlink:show="embed" xlink:actuate="onLoad"/><draw:image xlink:href="./ObjectReplacements/Object 17" xlink:type="simple" xlink:show="embed" xlink:actuate="onLoad"/></draw:frame></text:p>
      <text:h text:style-name="P25" text:outline-level="2"><draw:frame draw:style-name="fr1" draw:name="Objet18" text:anchor-type="paragraph" svg:x="0.056cm" svg:y="0.661cm" svg:width="16cm" svg:height="8.999cm" draw:z-index="9"><draw:object xlink:href="./Object 18" xlink:type="simple" xlink:show="embed" xlink:actuate="onLoad"/><draw:image xlink:href="./ObjectReplacements/Object 18" xlink:type="simple" xlink:show="embed" xlink:actuate="onLoad"/></draw:frame>Produit d’une matrice par un vecteur-colonne</text:h>
      <text:h text:style-name="P34" text:outline-level="3">Passage à l’échelle fort : matrices de 100 <text:span text:style-name="T29">sur </text:span>1 000 000</text:h>
      <text:p text:style-name="P6"><draw:frame draw:style-name="fr2" draw:name="Objet19" text:anchor-type="paragraph" svg:width="16.17cm" svg:height="0.937cm" draw:z-index="10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t20" text:anchor-type="paragraph" svg:x="0.633cm" svg:y="1.323cm" svg:width="16cm" svg:height="8.999cm" draw:z-index="11"><draw:object xlink:href="./Object 20" xlink:type="simple" xlink:show="embed" xlink:actuate="onLoad"/><draw:image xlink:href="./ObjectReplacements/Object 20" xlink:type="simple" xlink:show="embed" xlink:actuate="onLoad"/></draw:frame></text:p>
      <text:h text:style-name="P35" text:outline-level="3"><text:soft-page-break/>Passage à l’échelle <text:span text:style-name="T28">faible</text:span></text:h>
      <text:h text:style-name="P28" text:outline-level="1"><draw:frame draw:style-name="fr2" draw:name="Objet21" text:anchor-type="paragraph" svg:width="13.912cm" svg:height="1.418cm" draw:z-index="12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bjet22" text:anchor-type="paragraph" svg:x="0.633cm" svg:y="1.603cm" svg:width="16cm" svg:height="8.999cm" draw:z-index="13"><draw:object xlink:href="./Object 22" xlink:type="simple" xlink:show="embed" xlink:actuate="onLoad"/><draw:image xlink:href="./ObjectReplacements/Object 22" xlink:type="simple" xlink:show="embed" xlink:actuate="onLoad"/></draw:frame></text:h>
      <text:h text:style-name="P28" text:outline-level="1"><text:span text:style-name="T31">2</text:span>.<text:span text:style-name="T31">3</text:span> Matrice-Matrice</text:h>
      <text:p text:style-name="P10"><text:span text:style-name="T13"><text:tab/>L</text:span><text:span text:style-name="T17">e code </text:span><text:span text:style-name="T13">de la</text:span><text:span text:style-name="T17"> question </text:span><text:span text:style-name="T13">2.1</text:span><text:span text:style-name="T18">2</text:span><text:span text:style-name="T17"> de cette partie est contenu sur </text:span><text:span text:style-name="T13">la</text:span><text:span text:style-name="T17"> branche « </text:span><text:span text:style-name="T13">question21</text:span><text:span text:style-name="T18">2</text:span><text:span text:style-name="T13"> »</text:span><text:span text:style-name="T17"> dans le </text:span><text:span text:style-name="T22">dépot</text:span><text:span text:style-name="T17"> GitHub .</text:span><text:span text:style-name="T12"> </text:span><text:span text:style-name="T17">Les fichiers </text:span><text:span text:style-name="T10">et méthodes</text:span><text:span text:style-name="T17"> concernés sont décrits dans le fichier « README.md » </text:span><text:span text:style-name="T13">à la partie </text:span><text:span text:style-name="T14">« 2.</text:span><text:span text:style-name="T18">3</text:span><text:span text:style-name="T14"> Matrice-</text:span><text:span text:style-name="T18">Matrice</text:span><text:span text:style-name="T14"> »</text:span><text:span text:style-name="T17">. </text:span><text:span text:style-name="T10">Il suffit donc de faire un checkout de </text:span><text:span text:style-name="T16">cette</text:span><text:span text:style-name="T10"> branche pour accéder au code, dans le fichier « </text:span><text:span text:style-name="T15">matrice-</text:span><text:span text:style-name="T18">matrice</text:span><text:span text:style-name="T15">/</text:span><text:span text:style-name="T10">main_</text:span><text:span text:style-name="T15">mat</text:span><text:span text:style-name="T10">.cpp », les fonctions étant décrites dans « </text:span><text:span text:style-name="T15">matrice-</text:span><text:span text:style-name="T18">matrice</text:span><text:span text:style-name="T15">/main_mat</text:span><text:span text:style-name="T10">.h ». </text:span><text:span text:style-name="T18">Cette branche contient ainsi le résultat final du TD </text:span><text:span text:style-name="T19">mais également ce </text:span><text:span text:style-name="T20">présent </text:span><text:span text:style-name="T19">rapport.</text:span></text:p>
      <text:h text:style-name="P24" text:outline-level="2"><text:soft-page-break/>Produit d’une matrice par une matrice</text:h>
      <text:h text:style-name="P36" text:outline-level="3">Passage à l’échelle fort : matrices de 200 sur 1000 et 1000 sur 500</text:h>
      <text:h text:style-name="P36" text:outline-level="3"><draw:frame draw:style-name="fr1" draw:name="Objet24" text:anchor-type="paragraph" svg:x="0.501cm" svg:y="1.046cm" svg:width="16cm" svg:height="8.999cm" draw:z-index="15"><draw:object xlink:href="./Object 24" xlink:type="simple" xlink:show="embed" xlink:actuate="onLoad"/><draw:image xlink:href="./ObjectReplacements/Object 24" xlink:type="simple" xlink:show="embed" xlink:actuate="onLoad"/></draw:frame><draw:frame draw:style-name="fr1" draw:name="Objet23" text:anchor-type="paragraph" svg:x="0.654cm" svg:y="0.011cm" svg:width="16.17cm" svg:height="0.905cm" draw:z-index="14"><draw:object xlink:href="./Object 23" xlink:type="simple" xlink:show="embed" xlink:actuate="onLoad"/><draw:image xlink:href="./ObjectReplacements/Object 23" xlink:type="simple" xlink:show="embed" xlink:actuate="onLoad"/></draw:frame>Passage à l‘échelle faible</text:h>
      <text:p text:style-name="P8"><draw:frame draw:style-name="fr2" draw:name="Objet25" text:anchor-type="paragraph" svg:width="13.912cm" svg:height="1.856cm" draw:z-index="16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<draw:frame draw:style-name="fr1" draw:name="Objet26" text:anchor-type="paragraph" svg:x="0.422cm" svg:y="1.307cm" svg:width="16cm" svg:height="8.999cm" draw:z-index="17"><draw:object xlink:href="./Object 26" xlink:type="simple" xlink:show="embed" xlink:actuate="onLoad"/><draw:image xlink:href="./ObjectReplacements/Object 26" xlink:type="simple" xlink:show="embed" xlink:actuate="onLoad"/></draw:frame></text:p>
      <text:h text:style-name="P28" text:outline-level="1"><text:soft-page-break/>Conclusions</text:h>
      <text:p text:style-name="P3"><text:span text:style-name="T1"><text:tab/></text:span><text:span text:style-name="T2">Globalement, on constate que la compilation avec OpenMP permet une amélioration des performances </text:span><text:span text:style-name="T5">et</text:span><text:span text:style-name="T2"> même </text:span><text:span text:style-name="T5">parfois </text:span><text:span text:style-name="T2">lorsqu'on utilise qu'un seul cœur par rapport à une compilation normale non parallélisée. Cela peut s'expliquer par le fait que la compilation OpenMP intègre des optimisation</text:span><text:span text:style-name="T4">s</text:span><text:span text:style-name="T2"> de code à la compilation.</text:span></text:p>
      <text:p text:style-name="P2"><text:span text:style-name="T2"><text:tab/>Dans le cas des passage</text:span><text:span text:style-name="T5">s</text:span><text:span text:style-name="T2"> à l'échelle forts, on constate une amélioration des performances qui suit presque le nombre de cœurs utilisé</text:span><text:span text:style-name="T5">s</text:span><text:span text:style-name="T2">, la vitesse de calcul double presque avec le nombre de cœurs. Le fait est qu'avec l'augmentation du nombre de cœurs, il y a un écart de plus en plus important au résultat attendu si le passage l'échelle fort était parfait (division par 2 du temps de calcul). Il est dû au temps de calcul nécessaire à la création et la destruction des threads OpenMP, </text:span><text:span text:style-name="T3">augmentant </text:span><text:span text:style-name="T2">avec </text:span><text:span text:style-name="T3">le nombre de cœurs.</text:span></text:p>
      <text:p text:style-name="P4"><text:tab/><text:span text:style-name="T29">A</text:span>vec le passage à l'échelle faible, On peut noter certes une augmentation du temps de calcul par rapport à la taille de<text:span text:style-name="T30">s </text:span>donnée<text:span text:style-name="T30">s</text:span> et au nombre de cœurs, dû au temps de synchronisation, de création et de destruction des threads OpenMP, mais que cette augmentation tend à diminuer avec le passage à l'échelle, ce qui sous-tend que OpenMP est <text:span text:style-name="T30">plutôt bien</text:span> adapté au passage à l'échelle faible.</text:p>
      <text:p text:style-name="P4"><text:tab/><text:span text:style-name="T29">Dans le cas de la multiplication d’une matrice par un vecteur, on constate que le passage à l’échelle faible de la multiplication d’un vecteur-ligne par une matrice est beaucoup moins efficace que celui pour la multiplication d’une matrice par un vecteur-colonne. Cependant il reste toujours plus performant sur des grandeurs de vecteur basses. Ceci peut s’expliquer par le fait la réduction OpenMP utilisée pour parcourir le vecteur est coûteuse à mettre en place. De ce fait, elle augmente fortement le temps d’exécution lorsqu’elle effectuée de nombreuses f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bfa3" officeooo:paragraph-rsid="0013bf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A de Lyon 5IF - Rapport TD1 - OpenMP – Pierre-Louis Lefebv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29:31.097516262</meta:creation-date>
    <dc:date>2019-02-05T20:15:00.886090426</dc:date>
    <meta:editing-duration>PT2H11M59S</meta:editing-duration>
    <meta:editing-cycles>26</meta:editing-cycles>
    <meta:generator>LibreOffice/6.0.7.3$Linux_X86_64 LibreOffice_project/00m0$Build-3</meta:generator>
    <meta:document-statistic meta:table-count="0" meta:image-count="0" meta:object-count="24" meta:page-count="9" meta:paragraph-count="39" meta:word-count="1001" meta:character-count="5973" meta:non-whitespace-character-count="49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529909731.5" calcext:value-type="float">
            <text:p>529909731,5</text:p>
          </table:table-cell>
          <table:table-cell table:style-name="ce2" office:value-type="float" office:value="522898457.7" calcext:value-type="float">
            <text:p>522898457,7</text:p>
          </table:table-cell>
          <table:table-cell table:style-name="ce2" office:value-type="float" office:value="296328978.7" calcext:value-type="float">
            <text:p>296328978,7</text:p>
          </table:table-cell>
          <table:table-cell table:style-name="ce3" office:value-type="float" office:value="191235517.2" calcext:value-type="float">
            <text:p>191235517,2</text:p>
          </table:table-cell>
          <table:table-cell table:style-name="ce2" office:value-type="float" office:value="120975353.1" calcext:value-type="float">
            <text:p>120975353,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6:04.202535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2cm" svg:y="0.322cm" chart:style-name="ch2">
          <text:p>Produit d’un vecteur par un scalair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506963464.6">
                <text:p>506963464.6</text:p>
              </table:table-cell>
              <table:table-cell office:value-type="float" office:value="565893749.4">
                <text:p>565893749.4</text:p>
              </table:table-cell>
              <table:table-cell office:value-type="float" office:value="598198348.6">
                <text:p>598198348.6</text:p>
              </table:table-cell>
              <table:table-cell office:value-type="float" office:value="643009613.9">
                <text:p>643009613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37">
          <table:table-cell table:number-columns-repeated="5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1" office:value-type="float" office:value="506963464.6" calcext:value-type="float">
            <text:p>506963464,6</text:p>
          </table:table-cell>
          <table:table-cell table:style-name="ce4" office:value-type="float" office:value="565893749.4" calcext:value-type="float">
            <text:p>565893749,4</text:p>
          </table:table-cell>
          <table:table-cell table:style-name="ce4" office:value-type="float" office:value="598198348.6" calcext:value-type="float">
            <text:p>598198348,6</text:p>
          </table:table-cell>
          <table:table-cell table:style-name="ce4" office:value-type="float" office:value="643009613.9" calcext:value-type="float">
            <text:p>643009613,9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9:58.308485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216655368.8" calcext:value-type="float">
            <text:p>216655368,8</text:p>
          </table:table-cell>
          <table:table-cell table:style-name="ce2" office:value-type="float" office:value="193019030.5" calcext:value-type="float">
            <text:p>193019030,5</text:p>
          </table:table-cell>
          <table:table-cell table:style-name="ce2" office:value-type="float" office:value="97459773.6" calcext:value-type="float">
            <text:p>97459773,6</text:p>
          </table:table-cell>
          <table:table-cell table:style-name="ce3" office:value-type="float" office:value="51823113.4" calcext:value-type="float">
            <text:p>51823113,4</text:p>
          </table:table-cell>
          <table:table-cell table:style-name="ce2" office:value-type="float" office:value="27345444.3" calcext:value-type="float">
            <text:p>27345444,3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8:19.259643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1020477666.9" calcext:value-type="float">
            <text:p>1020477666,9</text:p>
          </table:table-cell>
          <table:table-cell table:style-name="ce8" office:value-type="float" office:value="1739215803.5" calcext:value-type="float">
            <text:p>1739215803,5</text:p>
          </table:table-cell>
          <table:table-cell table:style-name="ce9" office:value-type="float" office:value="1099060638.9" calcext:value-type="float">
            <text:p>1099060638,9</text:p>
          </table:table-cell>
          <table:table-cell table:style-name="ce7" office:value-type="float" office:value="547479889.1" calcext:value-type="float">
            <text:p>547479889,1</text:p>
          </table:table-cell>
          <table:table-cell table:style-name="ce8" office:value-type="float" office:value="297177321" calcext:value-type="float">
            <text:p>29717732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19:57.752181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2cm" svg:y="0.327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153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020477666.9">
                <text:p>1020477666.9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099060638.9">
                <text:p>1099060638.9</text:p>
              </table:table-cell>
              <table:table-cell office:value-type="float" office:value="547479889.1">
                <text:p>547479889.1</text:p>
              </table:table-cell>
              <table:table-cell office:value-type="float" office:value="297177321">
                <text:p>2971773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table:style-name="ce5" office:value-type="string" calcext:value-type="string">
            <text:p>taille de la matrice</text:p>
          </table:table-cell>
          <table:table-cell table:style-name="ce5" office:value-type="string" calcext:value-type="string">
            <text:p>100x1000000</text:p>
          </table:table-cell>
          <table:table-cell table:style-name="ce5" office:value-type="string" calcext:value-type="string">
            <text:p>200x1000000</text:p>
          </table:table-cell>
          <table:table-cell table:style-name="ce5" office:value-type="string" calcext:value-type="string">
            <text:p>400x1000000</text:p>
          </table:table-cell>
          <table:table-cell table:style-name="ce5" office:value-type="string" calcext:value-type="string">
            <text:p>800x1000000</text:p>
          </table:table-cell>
        </table:table-row>
        <table:table-row table:style-name="ro1">
          <table:table-cell table:style-name="ce5" office:value-type="string" calcext:value-type="string">
            <text:p>nombre de coeur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1739215803.5" calcext:value-type="float">
            <text:p>1739215803,5</text:p>
          </table:table-cell>
          <table:table-cell table:style-name="ce6" office:value-type="float" office:value="1905342520.7" calcext:value-type="float">
            <text:p>1905342520,7</text:p>
          </table:table-cell>
          <table:table-cell table:style-name="ce6" office:value-type="float" office:value="3169045794.3" calcext:value-type="float">
            <text:p>3169045794,3</text:p>
          </table:table-cell>
          <table:table-cell table:style-name="ce6" office:value-type="float" office:value="3695605864" calcext:value-type="float">
            <text:p>3695605864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21:44.31094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7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433cm" svg:y="1.473cm" svg:width="12.154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739215803.5">
                <text:p>1739215803.5</text:p>
              </table:table-cell>
              <table:table-cell office:value-type="float" office:value="1905342520.7">
                <text:p>1905342520.7</text:p>
              </table:table-cell>
              <table:table-cell office:value-type="float" office:value="3169045794.3">
                <text:p>3169045794.3</text:p>
              </table:table-cell>
              <table:table-cell office:value-type="float" office:value="3695605864">
                <text:p>369560586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5" office:value-type="string" calcext:value-type="string">
            <text:p>nombre de coeur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temps moyen (ns)</text:p>
          </table:table-cell>
          <table:table-cell table:style-name="ce6" office:value-type="float" office:value="383935514.2" calcext:value-type="float">
            <text:p>383935514,2</text:p>
          </table:table-cell>
          <table:table-cell table:style-name="ce6" office:value-type="float" office:value="364295872" calcext:value-type="float">
            <text:p>364295872</text:p>
          </table:table-cell>
          <table:table-cell table:style-name="ce6" office:value-type="float" office:value="183125504" calcext:value-type="float">
            <text:p>183125504</text:p>
          </table:table-cell>
          <table:table-cell table:style-name="ce5" office:value-type="float" office:value="91481405.4" calcext:value-type="float">
            <text:p>91481405,4</text:p>
          </table:table-cell>
          <table:table-cell table:style-name="ce6" office:value-type="float" office:value="47675467.2" calcext:value-type="float">
            <text:p>47675467,2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7:23.797187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9cm" svg:y="0.322cm" chart:style-name="ch2">
          <text:p>Addition de deux vecteurs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529909731.5">
                <text:p>529909731.5</text:p>
              </table:table-cell>
              <table:table-cell office:value-type="float" office:value="522898457.7">
                <text:p>522898457.7</text:p>
              </table:table-cell>
              <table:table-cell office:value-type="float" office:value="296328978.7">
                <text:p>296328978.7</text:p>
              </table:table-cell>
              <table:table-cell office:value-type="float" office:value="191235517.2">
                <text:p>191235517.2</text:p>
              </table:table-cell>
              <table:table-cell office:value-type="float" office:value="120975353.1">
                <text:p>12097535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131cm" svg:y="0.327cm" chart:style-name="ch2">
          <text:p>Produit d’une matrice par un vecteur-colonn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83935514.2">
                <text:p>383935514.2</text:p>
              </table:table-cell>
              <table:table-cell office:value-type="float" office:value="364295872">
                <text:p>364295872</text:p>
              </table:table-cell>
              <table:table-cell office:value-type="float" office:value="183125504">
                <text:p>183125504</text:p>
              </table:table-cell>
              <table:table-cell office:value-type="float" office:value="91481405.4">
                <text:p>91481405.4</text:p>
              </table:table-cell>
              <table:table-cell office:value-type="float" office:value="47675467.2">
                <text:p>47675467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4">
          <table:table-cell table:number-columns-repeated="5"/>
        </table:table-row>
        <table:table-row table:style-name="ro2">
          <table:table-cell table:style-name="ce7" office:value-type="string" calcext:value-type="string">
            <text:p>taille de la matrice</text:p>
          </table:table-cell>
          <table:table-cell table:style-name="ce7" office:value-type="string" calcext:value-type="string">
            <text:p>100x1000000</text:p>
          </table:table-cell>
          <table:table-cell table:style-name="ce7" office:value-type="string" calcext:value-type="string">
            <text:p>200x1000000</text:p>
          </table:table-cell>
          <table:table-cell table:style-name="ce7" office:value-type="string" calcext:value-type="string">
            <text:p>400x1000000</text:p>
          </table:table-cell>
          <table:table-cell table:style-name="ce7" office:value-type="string" calcext:value-type="string">
            <text:p>800x1000000</text:p>
          </table:table-cell>
        </table:table-row>
        <table:table-row table:style-name="ro2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364295872" calcext:value-type="float">
            <text:p>364295872</text:p>
          </table:table-cell>
          <table:table-cell table:style-name="ce9" office:value-type="float" office:value="365923789.4" calcext:value-type="float">
            <text:p>365923789,4</text:p>
          </table:table-cell>
          <table:table-cell table:style-name="ce8" office:value-type="float" office:value="368364892.1" calcext:value-type="float">
            <text:p>368364892,1</text:p>
          </table:table-cell>
          <table:table-cell table:style-name="ce8" office:value-type="float" office:value="384285793.9" calcext:value-type="float">
            <text:p>384285793,9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6:39:06.43969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0.813cm" svg:y="0.327cm" chart:style-name="ch2">
          <text:p>Produit d’une matrice par un vecteur-colonn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364295872">
                <text:p>364295872</text:p>
              </table:table-cell>
              <table:table-cell office:value-type="float" office:value="365923789.4">
                <text:p>365923789.4</text:p>
              </table:table-cell>
              <table:table-cell office:value-type="float" office:value="368364892.1">
                <text:p>368364892.1</text:p>
              </table:table-cell>
              <table:table-cell office:value-type="float" office:value="384285793.9">
                <text:p>384285793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8" office:value-type="float" office:value="719990905.3" calcext:value-type="float">
            <text:p>719990905,3</text:p>
          </table:table-cell>
          <table:table-cell table:style-name="ce8" office:value-type="float" office:value="721745193.9" calcext:value-type="float">
            <text:p>721745193,9</text:p>
          </table:table-cell>
          <table:table-cell table:style-name="ce9" office:value-type="float" office:value="364554976.5" calcext:value-type="float">
            <text:p>364554976,5</text:p>
          </table:table-cell>
          <table:table-cell table:style-name="ce7" office:value-type="float" office:value="186374337.4" calcext:value-type="float">
            <text:p>186374337,4</text:p>
          </table:table-cell>
          <table:table-cell table:style-name="ce8" office:value-type="float" office:value="123564089.3" calcext:value-type="float">
            <text:p>123564089,3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3:41.75430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42cm" svg:y="0.327cm" chart:style-name="ch2">
          <text:p>Produit d’un vecteur-ligne par une matric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19990905.3">
                <text:p>719990905.3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364554976.5">
                <text:p>364554976.5</text:p>
              </table:table-cell>
              <table:table-cell office:value-type="float" office:value="186374337.4">
                <text:p>186374337.4</text:p>
              </table:table-cell>
              <table:table-cell office:value-type="float" office:value="123564089.3">
                <text:p>123564089.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5"/>
        </table:table-row>
        <table:table-row table:style-name="ro2">
          <table:table-cell table:style-name="ce7" office:value-type="string" calcext:value-type="string">
            <text:p>taille des matrices</text:p>
          </table:table-cell>
          <table:table-cell table:style-name="ce8" office:value-type="string" calcext:value-type="string">
            <text:p>200x1000 et 1000x500</text:p>
          </table:table-cell>
          <table:table-cell table:style-name="ce8" office:value-type="string" calcext:value-type="string">
            <text:p>200x1000 et 1000x1000</text:p>
          </table:table-cell>
          <table:table-cell table:style-name="ce8" office:value-type="string" calcext:value-type="string">
            <text:p>200x1000 et 1000x2000</text:p>
          </table:table-cell>
          <table:table-cell table:style-name="ce8" office:value-type="string" calcext:value-type="string">
            <text:p>200x1000 et 1000x4000</text:p>
          </table:table-cell>
        </table:table-row>
        <table:table-row table:style-name="ro1">
          <table:table-cell table:style-name="ce7" office:value-type="string" calcext:value-type="string">
            <text:p>nombre de coeu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temps moyen (ns)</text:p>
          </table:table-cell>
          <table:table-cell table:style-name="ce9" office:value-type="float" office:value="721745193.9" calcext:value-type="float">
            <text:p>721745193,9</text:p>
          </table:table-cell>
          <table:table-cell table:style-name="ce9" office:value-type="float" office:value="802629454.3" calcext:value-type="float">
            <text:p>802629454,3</text:p>
          </table:table-cell>
          <table:table-cell table:style-name="ce9" office:value-type="float" office:value="823120587.2" calcext:value-type="float">
            <text:p>823120587,2</text:p>
          </table:table-cell>
          <table:table-cell table:style-name="ce9" office:value-type="float" office:value="970114067.2" calcext:value-type="float">
            <text:p>970114067,2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4:00.67126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242cm" svg:y="0.327cm" chart:style-name="ch2">
          <text:p>Produit d’un vecteur-ligne par une matrice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2cm" svg:width="12.153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721745193.9">
                <text:p>721745193.9</text:p>
              </table:table-cell>
              <table:table-cell office:value-type="float" office:value="802629454.3">
                <text:p>802629454.3</text:p>
              </table:table-cell>
              <table:table-cell office:value-type="float" office:value="823120587.2">
                <text:p>823120587.2</text:p>
              </table:table-cell>
              <table:table-cell office:value-type="float" office:value="970114067.2">
                <text:p>970114067.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11">
          <table:table-cell table:number-columns-repeated="5"/>
        </table:table-row>
        <table:table-row table:style-name="ro2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522898457.7" calcext:value-type="float">
            <text:p>522898457,7</text:p>
          </table:table-cell>
          <table:table-cell table:style-name="ce2" office:value-type="float" office:value="585299139.5" calcext:value-type="float">
            <text:p>585299139,5</text:p>
          </table:table-cell>
          <table:table-cell table:style-name="ce2" office:value-type="float" office:value="632652486.1" calcext:value-type="float">
            <text:p>632652486,1</text:p>
          </table:table-cell>
          <table:table-cell table:style-name="ce2" office:value-type="float" office:value="685789466.4" calcext:value-type="float">
            <text:p>685789466,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7:05.069868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9cm" svg:y="0.322cm" chart:style-name="ch2">
          <text:p>Addition de deux vecteurs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522898457.7">
                <text:p>522898457.7</text:p>
              </table:table-cell>
              <table:table-cell office:value-type="float" office:value="585299139.5">
                <text:p>585299139.5</text:p>
              </table:table-cell>
              <table:table-cell office:value-type="float" office:value="632652486.1">
                <text:p>632652486.1</text:p>
              </table:table-cell>
              <table:table-cell office:value-type="float" office:value="685789466.4">
                <text:p>685789466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7cm" svg:y="0.322cm" chart:style-name="ch2">
          <text:p>Somme des termes d'un vecteur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216655368.8">
                <text:p>216655368.8</text:p>
              </table:table-cell>
              <table:table-cell office:value-type="float" office:value="193019030.5">
                <text:p>193019030.5</text:p>
              </table:table-cell>
              <table:table-cell office:value-type="float" office:value="97459773.6">
                <text:p>97459773.6</text:p>
              </table:table-cell>
              <table:table-cell office:value-type="float" office:value="51823113.4">
                <text:p>51823113.4</text:p>
              </table:table-cell>
              <table:table-cell office:value-type="float" office:value="27345444.3">
                <text:p>27345444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1cm" svg:y="0.322cm" chart:style-name="ch2">
          <text:p>Somme des termes d’un vecteur : Passage à l'échelle faible</text:p>
        </chart:title>
        <chart:plot-area chart:style-name="ch3" chart:data-source-has-labels="both" svg:x="1.33cm" svg:y="1.273cm" svg:width="14.35cm" svg:height="6.566cm">
          <chartooo:coordinate-region svg:x="3.248cm" svg:y="1.473cm" svg:width="12.338cm" svg:height="5.719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896cm" chart:style-name="ch7">
              <text:p>temps moyen (ns)</text:p>
            </chart:title>
            <chart:grid chart:style-name="ch8" chart:class="major"/>
          </chart:axis>
          <chart:series chart:style-name="ch9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193019030.5">
                <text:p>193019030.5</text:p>
              </table:table-cell>
              <table:table-cell office:value-type="float" office:value="196695023.9">
                <text:p>196695023.9</text:p>
              </table:table-cell>
              <table:table-cell office:value-type="float" office:value="202520382.2">
                <text:p>202520382.2</text:p>
              </table:table-cell>
              <table:table-cell office:value-type="float" office:value="212149773.8">
                <text:p>212149773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4">
          <table:table-cell table:number-columns-repeated="5"/>
        </table:table-row>
        <table:table-row table:style-name="ro2">
          <table:table-cell table:style-name="ce3" office:value-type="string" calcext:value-type="string">
            <text:p>nombre de termes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ce3" office:value-type="float" office:value="200000000" calcext:value-type="float">
            <text:p>200000000</text:p>
          </table:table-cell>
          <table:table-cell table:style-name="ce3" office:value-type="float" office:value="400000000" calcext:value-type="float">
            <text:p>400000000</text:p>
          </table:table-cell>
          <table:table-cell table:style-name="ce3" office:value-type="float" office:value="800000000" calcext:value-type="float">
            <text:p>800000000</text:p>
          </table:table-cell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193019030.5" calcext:value-type="float">
            <text:p>193019030,5</text:p>
          </table:table-cell>
          <table:table-cell table:style-name="ce2" office:value-type="float" office:value="196695023.9" calcext:value-type="float">
            <text:p>196695023,9</text:p>
          </table:table-cell>
          <table:table-cell table:style-name="ce2" office:value-type="float" office:value="202520382.2" calcext:value-type="float">
            <text:p>202520382,2</text:p>
          </table:table-cell>
          <table:table-cell table:style-name="ce2" office:value-type="float" office:value="212149773.8" calcext:value-type="float">
            <text:p>212149773,8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8:49.098335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864cm" svg:y="0.322cm" chart:style-name="ch2">
          <text:p>Produit d’un vecteur par un scalaire : Passage à l'échelle fort </text:p>
        </chart:title>
        <chart:plot-area chart:style-name="ch3" chart:data-source-has-labels="both" svg:x="1.33cm" svg:y="1.273cm" svg:width="14.35cm" svg:height="6.566cm">
          <chartooo:coordinate-region svg:x="3.248cm" svg:y="1.472cm" svg:width="12.338cm" svg:height="5.72cm"/>
          <chart:axis chart:dimension="x" chart:name="primary-x" chart:style-name="ch4" chartooo:axis-type="auto">
            <chart:title svg:x="7.138cm" svg:y="8.018cm" chart:style-name="ch5">
              <text:p>nombre de coeurs</text:p>
            </chart:title>
            <chart:categories table:cell-range-address="local-table.$B$1:.$F$1"/>
          </chart:axis>
          <chart:axis chart:dimension="y" chart:name="primary-y" chart:style-name="ch4">
            <chart:title svg:x="0.451cm" svg:y="5.896cm" chart:style-name="ch6">
              <text:p>temps moyen (ns)</text:p>
            </chart:title>
            <chart:grid chart:style-name="ch7" chart:class="major"/>
          </chart:axis>
          <chart:series chart:style-name="ch8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</table:table-cell>
              <table:table-cell office:value-type="float" office:value="523015648.8">
                <text:p>523015648.8</text:p>
              </table:table-cell>
              <table:table-cell office:value-type="float" office:value="506963464.6">
                <text:p>506963464.6</text:p>
              </table:table-cell>
              <table:table-cell office:value-type="float" office:value="291397447.5">
                <text:p>291397447.5</text:p>
              </table:table-cell>
              <table:table-cell office:value-type="float" office:value="153289049.2">
                <text:p>153289049.2</text:p>
              </table:table-cell>
              <table:table-cell office:value-type="float" office:value="79639995.4">
                <text:p>79639995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32">
          <table:table-cell table:number-columns-repeated="6"/>
        </table:table-row>
        <table:table-row table:style-name="ro2">
          <table:table-cell table:style-name="ce3" office:value-type="string" calcext:value-type="string">
            <text:p>nombre de coeu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temps moyen (ns)</text:p>
          </table:table-cell>
          <table:table-cell table:style-name="ce2" office:value-type="float" office:value="523015648.8" calcext:value-type="float">
            <text:p>523015648,8</text:p>
          </table:table-cell>
          <table:table-cell table:style-name="ce2" office:value-type="float" office:value="506963464.6" calcext:value-type="float">
            <text:p>506963464,6</text:p>
          </table:table-cell>
          <table:table-cell table:style-name="ce2" office:value-type="float" office:value="291397447.5" calcext:value-type="float">
            <text:p>291397447,5</text:p>
          </table:table-cell>
          <table:table-cell table:style-name="ce2" office:value-type="float" office:value="153289049.2" calcext:value-type="float">
            <text:p>153289049,2</text:p>
          </table:table-cell>
          <table:table-cell table:style-name="ce2" office:value-type="float" office:value="79639995.4" calcext:value-type="float">
            <text:p>79639995,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9:23.104853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